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_3c_byline_3e_">
      <style:paragraph-properties fo:text-align="justify" style:justify-single-word="false"/>
    </style:style>
    <style:style style:name="P2" style:family="paragraph" style:parent-style-name="_3c_byline_3e_">
      <style:paragraph-properties fo:text-align="justify" style:justify-single-word="false"/>
      <style:text-properties style:use-window-font-color="true"/>
    </style:style>
    <style:style style:name="P3" style:family="paragraph" style:parent-style-name="_3c_l_3e_">
      <style:paragraph-properties fo:text-align="justify" style:justify-single-word="false"/>
    </style:style>
    <style:style style:name="P4" style:family="paragraph" style:parent-style-name="_3c_l_3e_">
      <style:paragraph-properties fo:text-align="justify" style:justify-single-word="false"/>
      <style:text-properties style:use-window-font-color="true"/>
    </style:style>
    <style:style style:name="P5" style:family="paragraph" style:parent-style-name="_3c_salute_3e_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Text_20_body" style:master-page-name="Standard">
      <style:paragraph-properties style:page-number="auto"/>
    </style:style>
    <style:style style:name="T1" style:family="text">
      <style:text-properties fo:background-color="#ffffff" loext:char-shading-value="0"/>
    </style:style>
    <style:style style:name="T2" style:family="text">
      <style:text-properties fo:font-style="italic" fo:background-color="#ffffff" loext:char-shading-value="0" style:font-style-asian="italic"/>
    </style:style>
    <style:style style:name="T3" style:family="text">
      <style:text-properties style:use-window-font-color="true"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pyeditor : Mathilde Nicolas. </text:span></text:p>
      <text:p text:style-name="Text_20_body"><text:span text:style-name="T1">Creator: Loret Jean (1595 ?-1665). </text:span></text:p>
      <text:p text:style-name="Text_20_body"><text:span text:style-name="T1">Title: « Curieuse », La Muze historique, Lettre XXX, Lettre en vers à Son Altesse Madame la Duchesse de Nemours. Du samedi 2 août 1664.</text:span></text:p>
      <text:p text:style-name="Text_20_body"><text:span text:style-name="T1">Date: 2 août 1664. </text:span></text:p>
      <text:p text:style-name="Text_20_body"><text:span text:style-name="T1">Bibl: Loret Jean, </text:span><text:span text:style-name="T2">La muze historique, ou Recueil des lettres en vers contenant les nouvelles du temps : écrites à Son Altesse Mademoizelle de Longueville, depuis duchesse de Nemours (1650-1665)</text:span><text:span text:style-name="T1">, LIEU, Claude Chenault, ANNÉE.</text:span></text:p>
      <text:p text:style-name="Text_20_body"/>
      <text:p text:style-name="Text_20_body"/>
      <text:p text:style-name="P7"><text:span text:style-name="_3c_pb_3e_">228</text:span></text:p>
      <text:h text:style-name="P6" text:outline-level="1"><text:span text:style-name="T3">LETTRE TRENTIÉME</text:span></text:h>
      <text:p text:style-name="Text_20_body">Du <text:span text:style-name="_3c_date_3e_">[samedi] deuxième Aoust</text:span>.</text:p>
      <text:p text:style-name="Text_20_body"/>
      <text:p text:style-name="Text_20_body"><text:span text:style-name="Titre_20_2_20_Car"><text:span text:style-name="T3">CURIEUZE</text:span></text:span>.</text:p>
      <text:p text:style-name="Text_20_body"/>
      <text:p text:style-name="P3"><text:span text:style-name="_3c_persName_3e_">PRINCESSE</text:span>, d'esprit rare et beau,</text:p>
      <text:p text:style-name="P3">Revenant de <text:span text:style-name="_3c_placeName_3e_">Fontainebleau</text:span></text:p>
      <text:p text:style-name="P3">Dans un Carosse de loüage,</text:p>
      <text:p text:style-name="P3">Quoy que fatigué du voyage,</text:p>
      <text:p text:style-name="P3">Je vais prendre la plume en main</text:p>
      <text:p text:style-name="P3">Pour, aujourd'huy mesme, et demain,</text:p>
      <text:p text:style-name="P3">Tâcher à déduire des chozes</text:p>
      <text:p text:style-name="P3"><text:soft-page-break/>Qui sont dans ma mémoire enclozes,</text:p>
      <text:p text:style-name="P3">Des chozes dignes de sçavoir,</text:p>
      <text:p text:style-name="P3">Qu'on sera bien-aize de voir,</text:p>
      <text:p text:style-name="P3">Mais qui ne seront pas écrites</text:p>
      <text:p text:style-name="P3">Selon leurs dégrez et mérites,</text:p>
      <text:p text:style-name="P3">Ne leur donnant pas ce beau tour</text:p>
      <text:p text:style-name="P3">Qu'on leur donneroit à la Cour,</text:p>
      <text:p text:style-name="P3">Où l'on me void fort peu parêtre,</text:p>
      <text:p text:style-name="P3">Et dont je n'ay pas l'honneur d'être,</text:p>
      <text:p text:style-name="P3">Quoy que j'aye toûjours été</text:p>
      <text:p text:style-name="P3">Trés-zélé pour <text:span text:style-name="_3c_persName_3e_">Sa Majesté</text:span>,</text:p>
      <text:p text:style-name="P3">Et plein d'une ardeur sans égale</text:p>
      <text:p text:style-name="P3">Pour toute la Maizon Royale;</text:p>
      <text:p text:style-name="P3">C'est ce que pluzieurs Gens-de-bien</text:p>
      <text:p text:style-name="P3">Sçavent et reconnoissent bien:</text:p>
      <text:p text:style-name="P3">Mais, pour décharger ma mémoire,</text:p>
      <text:p text:style-name="P3">Ecrivons en stile d'Histoire.</text:p>
      <text:p text:style-name="P3"/>
      <text:p text:style-name="P3"><text:span text:style-name="_3c_persName_3e_">Monseigneur le Légat Chizy</text:span>,</text:p>
      <text:p text:style-name="P3"><text:span text:style-name="_3c_tech_3e_">Vêtu d’un fort beau cramoisy</text:span>,</text:p>
      <text:p text:style-name="P3">Avec sa <text:span text:style-name="_3c_tech_3e_">brillante Livrée</text:span>,</text:p>
      <text:p text:style-name="P3"><text:soft-page-break/><text:span text:style-name="_3c_date_3e_">Lundi dernier</text:span> fit son Entrée</text:p>
      <text:p text:style-name="P3">Dans un éclat pompeux et beau,</text:p>
      <text:p text:style-name="P3">Au<text:span text:style-name="_3c_placeName_3e_"> Palais de Fontainebleau</text:span>.</text:p>
      <text:p text:style-name="P3"><text:span text:style-name="_3c_persName_3e_">Monsieur</text:span>, du Roy le Frére unique,</text:p>
      <text:p text:style-name="P3">Prince charmant et magnifique,</text:p>
      <text:p text:style-name="P3">Prince digne de tout bon-heur,</text:p>
      <text:p text:style-name="P3"><text:span text:style-name="_3c_persName_3e_">Accompagné de maint Seigneur,</text:span></text:p>
      <text:p text:style-name="P3"><text:span text:style-name="_3c_persName_3e_">Et d’un flot de leste Noblesse</text:span>,</text:p>
      <text:p text:style-name="P3">Tous Serviteurs de son Altesse,</text:p>
      <text:p text:style-name="P3">Fut (à ce qu’on met en avant)</text:p>
      <text:p text:style-name="P3">Une bonne lieüe au-devant,</text:p>
      <text:p text:style-name="P3">Luy donnant, dans toute la Traite,</text:p>
      <text:p text:style-name="P3">Ce que l’on appelle la Droite.</text:p>
      <text:p text:style-name="P3"><text:span text:style-name="_3c_date_3e_">Mardy</text:span>, qui fut le lendemain,</text:p>
      <text:p text:style-name="P3">Cét aimable <text:span text:style-name="_3c_persName_3e_">Prince Romain</text:span>,</text:p>
      <text:p text:style-name="P3">Gardant une sage décence,</text:p>
      <text:p text:style-name="P3">Eut, du <text:span text:style-name="_3c_persName_3e_">Roy</text:span>, bénigne Audiance,</text:p>
      <text:p text:style-name="P3">Auquel humblement il parla</text:p>
      <text:p text:style-name="P3">Du sujet qui l’amenoit-là.</text:p>
      <text:p text:style-name="P3">Ensuite de son doux langage,</text:p>
      <text:p text:style-name="P3">Le <text:span text:style-name="_3c_persName_3e_">Roy</text:span>, qui fit sur son vizage</text:p>
      <text:p text:style-name="P3"><text:soft-page-break/>Parêtre un air tout engageant,</text:p>
      <text:p text:style-name="P3">Luy tint maint discours obligeant,</text:p>
      <text:p text:style-name="P3">Et receut de fort bonne grace</text:p>
      <text:p text:style-name="P3">Deux jeunes Seigneurs de sa Race,</text:p>
      <text:p text:style-name="P3">Et tous ceux qui l’avoient suivy,</text:p>
      <text:p text:style-name="P3">(Dont chacun eut le coeur ravy,)</text:p>
      <text:p text:style-name="P3">Evesques, Abbez, Gentilhommes,</text:p>
      <text:p text:style-name="P3">Qui sont tous de fort sages Hommes,</text:p>
      <text:p text:style-name="P3">Ayans des esprits, non communs ;</text:p>
      <text:p text:style-name="P3">J’en ay pratiqué quelques-uns,</text:p>
      <text:p text:style-name="P3">Gens de mérite et de naissance,</text:p>
      <text:p text:style-name="P3">Et j’en parle avec connoissance.</text:p>
      <text:p text:style-name="P3">Ensuite de ce grand moment,</text:p>
      <text:p text:style-name="P3">Il vizita pareillement</text:p>
      <text:p text:style-name="P3">Nos deux judicieuzes <text:span text:style-name="_3c_persName_3e_">Reines</text:span>,</text:p>
      <text:p text:style-name="P3">Nos deux illustres Souveraines,</text:p>
      <text:p text:style-name="P3">Qui d’un air noble et gracieux</text:p>
      <text:p text:style-name="P3"/>
      <text:p text:style-name="P3"><text:span text:style-name="_3c_pb_3e_">229</text:span></text:p>
      <text:p text:style-name="P3">L’accueillirent, dit-on, des mieux ;</text:p>
      <text:p text:style-name="P3">Puis, il vid le <text:span text:style-name="_3c_persName_3e_">Daufin de France</text:span>,</text:p>
      <text:p text:style-name="P3"><text:soft-page-break/>Dont l’aimable et Royale Enfance,</text:p>
      <text:p text:style-name="P3">La gentillesse et l’agrément</text:p>
      <text:p text:style-name="P3">Lui plûrent merveilleuzement.</text:p>
      <text:p text:style-name="P3"><text:span text:style-name="_3c_date_3e_">Mercredy</text:span>, quoy que jour de pluye,</text:p>
      <text:p text:style-name="P3">Qui volontiers les Gens ennuye,</text:p>
      <text:p text:style-name="P3">Il alla, pour se divertir,</text:p>
      <text:p text:style-name="P3">(Car je les vis tous deux partir)</text:p>
      <text:p text:style-name="P3">A la <text:span text:style-name="_3c_tech_3e_">Chasse </text:span>avec nôtre <text:span text:style-name="_3c_persName_3e_">Sire</text:span>,</text:p>
      <text:p text:style-name="P3">Lequel <text:span text:style-name="_3c_persName_3e_">Légat</text:span>, qui fort bien tire,</text:p>
      <text:p text:style-name="P3">Tüa quatre ou cinq Lap(e)reaux,</text:p>
      <text:p text:style-name="P3">Avec autant de Perd(e)reaux.</text:p>
      <text:p text:style-name="P3">Sur le soir, une <text:span text:style-name="_3c_tech_3e_">Comédie</text:span></text:p>
      <text:p text:style-name="P3">Trés-abondante en mélodie,</text:p>
      <text:p text:style-name="P3">Sujet parfaitement joly,</text:p>
      <text:p text:style-name="P3">Où les sieurs <text:span text:style-name="_3c_persName_3e_">Moliére</text:span> et <text:span text:style-name="_3c_persName_3e_">Lully</text:span>,</text:p>
      <text:p text:style-name="P3">Deux rares Hommes, ce me semble,</text:p>
      <text:p text:style-name="P3">Ont joint leurs beaux talens ensemble ;</text:p>
      <text:p text:style-name="P3"><text:span text:style-name="_3c_persName_3e_">Lully</text:span> payant d’acords divers,</text:p>
      <text:p text:style-name="P3"><text:span text:style-name="_3c_persName_3e_">L’autre</text:span> d’intrigues et de Vers :</text:p>
      <text:p text:style-name="P3">Cette <text:span text:style-name="_3c_tech_3e_">Piéce</text:span> (dis-je) galante,</text:p>
      <text:p text:style-name="P3">Qui me parut toute charmante,</text:p>
      <text:p text:style-name="P3"><text:soft-page-break/>Et de laquelle, à mon avis,</text:p>
      <text:p text:style-name="P3">Les Spectateurs furent ravis,</text:p>
      <text:p text:style-name="P3">Fut joüée avec excélence</text:p>
      <text:p text:style-name="P3">Devant cette <text:span text:style-name="_3c_persName_3e_">noble Eminence</text:span>.</text:p>
      <text:p text:style-name="P3">Ces deux Filles qui par leurs voix</text:p>
      <text:p text:style-name="P3">Ont charmé la Cour tant de fois,</text:p>
      <text:p text:style-name="P3">Sçavoir <text:span text:style-name="_3c_persName_3e_">Mademoizelle Hilaire</text:span>,</text:p>
      <text:p text:style-name="P3">Qui ne sçauroit chanter sans plaire,</text:p>
      <text:p text:style-name="P3">Et <text:span text:style-name="_3c_persName_3e_">La-Barre</text:span>, qui plainement</text:p>
      <text:p text:style-name="P3">Dompte les coeurs à tout moment,</text:p>
      <text:p text:style-name="P3">Par le rare et double avantage</text:p>
      <text:p text:style-name="P3">De son chant et de son vizage,</text:p>
      <text:p text:style-name="P3">Joüérent si bien leur rolet</text:p>
      <text:p text:style-name="P3">Dans la <text:span text:style-name="_3c_tech_3e_">Piéce </text:span>et dans le <text:span text:style-name="_3c_tech_3e_">Balet</text:span>,</text:p>
      <text:p text:style-name="P3">Remplis d’agréables mélanges,</text:p>
      <text:p text:style-name="P3">Que, certainement, leurs voix d’Anges</text:p>
      <text:p text:style-name="P3">Furent dans ces contentemens</text:p>
      <text:p text:style-name="P3">Un des plus doux ravissemens.</text:p>
      <text:p text:style-name="P3">Il ne faut pas qu’on me demande</text:p>
      <text:p text:style-name="P3">Si la Compagnie êtoit grande :</text:p>
      <text:p text:style-name="P3">Outre un frédon de Majestez,</text:p>
      <text:p text:style-name="P3"><text:soft-page-break/>J’y lorgnay cent et cent Beautez,</text:p>
      <text:p text:style-name="P3">Dont les radieuzes prunelles</text:p>
      <text:p text:style-name="P3">Eclairoient mieux que les chandelles ;</text:p>
      <text:p text:style-name="P3">J’ay tort, il faut dire <text:span text:style-name="_3c_tech_3e_">flambeaux</text:span>,</text:p>
      <text:p text:style-name="P3">Car en des spectacles si beaux</text:p>
      <text:p text:style-name="P3">Chez <text:span text:style-name="_3c_persName_3e_">les Reines</text:span>, chez nôtre <text:span text:style-name="_3c_persName_3e_">Sire</text:span>,</text:p>
      <text:p text:style-name="P3">On n’uze que de blanche cire.</text:p>
      <text:p text:style-name="P3">C’est ce que de <text:span text:style-name="_3c_placeName_3e_">Fontainebleau</text:span></text:p>
      <text:p text:style-name="P3">Je puis raconter de nouveau :</text:p>
      <text:p text:style-name="P3">Car, pour vaquer à ma Gazette,</text:p>
      <text:p text:style-name="P3"><text:span text:style-name="_3c_date_3e_">Le lendemain</text:span>, je fis retrette,</text:p>
      <text:p text:style-name="P3">Et je ne fus, chez un Amy,</text:p>
      <text:p text:style-name="P3">Audit lieu, qu’un jour et demy.</text:p>
      <text:p text:style-name="P3">Ce qu’illec je sceus davantage,</text:p>
      <text:p text:style-name="P3">C’est qu’<text:span text:style-name="_3c_tech_3e_">Othon</text:span>, excélent Ouvrage,</text:p>
      <text:p text:style-name="P3">Que <text:span text:style-name="_3c_persName_3e_">Corneille</text:span>, plein d’un beau feu,</text:p>
      <text:p text:style-name="P3">A produit au jour depuis peu,</text:p>
      <text:p text:style-name="P3">De sa plume docte et dorée,</text:p>
      <text:p text:style-name="P3">Devait, <text:span text:style-name="_3c_date_3e_">la suivante soirée</text:span>,</text:p>
      <text:p text:style-name="P3">Ravir et charmer à son tour</text:p>
      <text:p text:style-name="P3">Le Légat et toute la Cour :</text:p>
      <text:p text:style-name="P3"><text:soft-page-break/>Je l’apris de <text:span text:style-name="_3c_persName_3e_">son Auteur</text:span> mesme ;</text:p>
      <text:p text:style-name="P3">Et j’ûs un déplaizir extresmes</text:p>
      <text:p text:style-name="P3">Qui me fit bien des fois pester</text:p>
      <text:p text:style-name="P3">De ne pouvoir encor rester</text:p>
      <text:p text:style-name="P3">Pour voir, dudit <text:span text:style-name="_3c_persName_3e_">sieur de Corneille</text:span>,</text:p>
      <text:p text:style-name="P3">La fraîche et derniére Merveille,</text:p>
      <text:p text:style-name="P3">Que je verray, s’il plaît à Dieu,</text:p>
      <text:p text:style-name="P3">Quelque-jour en quelque autre lieu.</text:p>
      <text:p text:style-name="P3">Avant que partir, j’oüis dire</text:p>
      <text:p text:style-name="P3">Aux Courtizans de nôtre Sire,</text:p>
      <text:p text:style-name="P3">(Et j’en devins tout ébaudy)</text:p>
      <text:p text:style-name="P3">Que <text:span text:style-name="_3c_persName_3e_">Monsieur le Légat</text:span>, <text:span text:style-name="_3c_date_3e_">Jeudy</text:span>,</text:p>
      <text:p text:style-name="P3">Revenant dans cette Contrée,</text:p>
      <text:p text:style-name="P3">Feroit à <text:span text:style-name="_3c_placeName_3e_">Paris</text:span> son Entrée ;</text:p>
      <text:p text:style-name="P3">Et c’est dequoy, Grands et petits,</text:p>
      <text:p text:style-name="P3">Tous nos bons bourgeois j’avertis,</text:p>
      <text:p text:style-name="P3">Et je croy que cette nouvelle</text:p>
      <text:p text:style-name="P3">Sera pour eux joyeuse et belle.</text:p>
      <text:p text:style-name="P3"/>
      <text:p text:style-name="P3">La prize du Fort de Sérin,</text:p>
      <text:p text:style-name="P3">Dont on ne doute plus un brin,</text:p>
      <text:p text:style-name="P3"><text:soft-page-break/>A produit dans la Germanie</text:p>
      <text:p text:style-name="P3">Une frayeur presque infinie:</text:p>
      <text:p text:style-name="P3">Car iceux Turcs outrecuidez,</text:p>
      <text:p text:style-name="P3">Que ledit Fort tenoit bridez,</text:p>
      <text:p text:style-name="P3">Maintenant qu'ils en sont les maîtres,</text:p>
      <text:p text:style-name="P3">Ils pouroient bien traîner leurs guêtres,</text:p>
      <text:p text:style-name="P3">Et leurs Escadrons r'enforcez,</text:p>
      <text:p text:style-name="P3">Dans des Climats plus avancez.</text:p>
      <text:p text:style-name="P3"/>
      <text:p text:style-name="P3">Dudit Fort, le Seigneur et Comte,</text:p>
      <text:p text:style-name="P3">Qu'un juste déplaizir surmonte,</text:p>
      <text:p text:style-name="P3">Le comblant quazy de fureur,</text:p>
      <text:p text:style-name="P3">S'est, dit-on, plaint à l'Empéreur,</text:p>
      <text:p text:style-name="P3">Que les Généraux ses Confraires,</text:p>
      <text:p text:style-name="P3">Loin d'ataquer ses Aversaires,</text:p>
      <text:p text:style-name="P3">Par un combat un peu douteux,</text:p>
      <text:p text:style-name="P3">Ont lâché le pié devant eux,</text:p>
      <text:p text:style-name="P3">Qu'ils n'ont point fait de tentative,</text:p>
      <text:p text:style-name="P3">Et que sur le premier, Qui vive?</text:p>
      <text:p text:style-name="P3">Qui leurs oreilles a frapé,</text:p>
      <text:p text:style-name="P3">Ils ont tout soudain dècampé;</text:p>
      <text:p text:style-name="P3"><text:soft-page-break/>Que de sondit Fort, la défence</text:p>
      <text:p text:style-name="P3">Etoit d'extréme conséquence,</text:p>
      <text:p text:style-name="P3"/>
      <text:p text:style-name="P3"><text:span text:style-name="_3c_pb_3e_">230</text:span></text:p>
      <text:p text:style-name="P3">Qu'ils devoient hazarder un peu,</text:p>
      <text:p text:style-name="P3">Et ne pas-tant craindre le feu,</text:p>
      <text:p text:style-name="P3">Que leur lâcheté non commune</text:p>
      <text:p text:style-name="P3">Détruit sa gloire et sa fortune,</text:p>
      <text:p text:style-name="P3">Le rendant gueux comme un Lezard,</text:p>
      <text:p text:style-name="P3">Et métant l'Empire au hazard.</text:p>
      <text:p text:style-name="P3">C'est de cette sorte, et tout comme</text:p>
      <text:p text:style-name="P3">Que se plaint, dit-on, ce grand Homme :</text:p>
      <text:p text:style-name="P3">Sans doute, ce cœur généreux</text:p>
      <text:p text:style-name="P3">Eprouve un sort trop rigoureux;</text:p>
      <text:p text:style-name="P3">Mais dans les biens et les disgraces,</text:p>
      <text:p text:style-name="P3">Comme chaque choze a deux faces,</text:p>
      <text:p text:style-name="P3">Les Chefs dont ils se plaint ainsy</text:p>
      <text:p text:style-name="P3">Ont (je croy) leurs raizons aussy,</text:p>
      <text:p text:style-name="P3">Mais à prézent je les ignore,</text:p>
      <text:p text:style-name="P3">Et je ne les puis dire encore.</text:p>
      <text:p text:style-name="P3"/>
      <text:p text:style-name="P3"><text:soft-page-break/>Les Moscovites, Gens têtus,</text:p>
      <text:p text:style-name="P3">Encor qu'ils soient souvent batus</text:p>
      <text:p text:style-name="P3">Par les Gens que met en bézogne</text:p>
      <text:p text:style-name="P3">Le sage et grand Roy de Pologne,</text:p>
      <text:p text:style-name="P3">Sont, pourtant, toûjours obstinez,</text:p>
      <text:p text:style-name="P3">Et si mal intentionnez,</text:p>
      <text:p text:style-name="P3">Que malgré la fortune Averse</text:p>
      <text:p text:style-name="P3">Qui leurs prétentions renverse,</text:p>
      <text:p text:style-name="P3">Ils n'ont à la paix nul penchant,</text:p>
      <text:p text:style-name="P3">Ce qui dénote un cœur méchant,</text:p>
      <text:p text:style-name="P3">Car, tous les Bons qui sont sur Terre</text:p>
      <text:p text:style-name="P3">Aiment mieux la paix que la guerre.</text:p>
      <text:p text:style-name="P3"/>
      <text:p text:style-name="P3">Les Anglois et les Holandois,</text:p>
      <text:p text:style-name="P3">Se voudroient donner sur les doigts,</text:p>
      <text:p text:style-name="P3">La peau leur démange, ce semble,</text:p>
      <text:p text:style-name="P3">Et chacun, ce dit-on, assemble</text:p>
      <text:p text:style-name="P3">Des Vaisseaux et des Matelots</text:p>
      <text:p text:style-name="P3">Pour se guerroyer sur les flots</text:p>
      <text:p text:style-name="P3">Avec le fer et le salpêtre:</text:p>
      <text:p text:style-name="P3">Mais comme le Roy nôtre Maître</text:p>
      <text:p text:style-name="P3"><text:soft-page-break/>Ofre sa médiation</text:p>
      <text:p text:style-name="P3">A l'une et l'autre Nation,</text:p>
      <text:p text:style-name="P3">Déférant à ce grand Arbitre,</text:p>
      <text:p text:style-name="P3">Dont, Trés-Chrêtien, est le vray titre,</text:p>
      <text:p text:style-name="P3">Possible qu'ils s'en prévaudront,</text:p>
      <text:p text:style-name="P3">Et meilleurs Amis deviendront.</text:p>
      <text:p text:style-name="P3">Si la Holande et l'Angleterre</text:p>
      <text:p text:style-name="P3">Ont de la pente pour la guerre,</text:p>
      <text:p text:style-name="P3">Qu'ils la fassent, êtans unis,</text:p>
      <text:p text:style-name="P3">A ceux d'Alger et de Tunis,</text:p>
      <text:p text:style-name="P3">Engeance maudite et perverse</text:p>
      <text:p text:style-name="P3"/>
      <text:p text:style-name="P3">Qui rompt si souvent leur commerce ;</text:p>
      <text:p text:style-name="P3">C'est-là qu'ils sont intéressez,</text:p>
      <text:p text:style-name="P3">Mais sur ce sujet, c'est assez.</text:p>
      <text:p text:style-name="P3"/>
      <text:p text:style-name="P3">A propos de la Barbarie,</text:p>
      <text:p text:style-name="P3">Trés-experte en piraterie, </text:p>
      <text:p text:style-name="P3">On dit que le Duc de Beaufort</text:p>
      <text:p text:style-name="P3">A pris Bugie, un certain Fort</text:p>
      <text:p text:style-name="P3">Ayant parapets et tenailles, </text:p>
      <text:p text:style-name="P3"><text:soft-page-break/>Assez bien enceint de rnurailles,</text:p>
      <text:p text:style-name="P3">Et flanqué de trois grosses Tours :</text:p>
      <text:p text:style-name="P3">II s'y prézenta du secours</text:p>
      <text:p text:style-name="P3">D'habitans des Côtes prochaines.</text:p>
      <text:p text:style-name="P3">Mais ils y perdirent leurs pleines ;</text:p>
      <text:p text:style-name="P3">On en avoit un cent, ou deux,</text:p>
      <text:p text:style-name="P3">Des plus mauvais et hazardeux,</text:p>
      <text:p text:style-name="P3">Les autres firent la retraite :</text:p>
      <text:p text:style-name="P3">Enfin, aprés cette défaite,</text:p>
      <text:p text:style-name="P3">Ils s'enfuirent, de-ça, de-là,</text:p>
      <text:p text:style-name="P3">Et la Place capitula.</text:p>
      <text:p text:style-name="P3"/>
      <text:p text:style-name="P3">Je vien de trouver sur ma table</text:p>
      <text:p text:style-name="P3">Un Billet qu'on tient véritable,</text:p>
      <text:p text:style-name="P3">Portant que le Roy, l'autre-jour</text:p>
      <text:p text:style-name="P3">Les Reines, et toute la cour,</text:p>
      <text:p text:style-name="P3">Soussignérent le Mariage </text:p>
      <text:p text:style-name="P3">De Monsieur Portail, Homme sage,</text:p>
      <text:p text:style-name="P3">Juge, de bon entendement,</text:p>
      <text:p text:style-name="P3">Et Conseiller au Parlement,</text:p>
      <text:p text:style-name="P3">Avec Chémeraud, DemoizelIe</text:p>
      <text:p text:style-name="P3"><text:soft-page-break/>Aimable, Noble, jeune et belle,</text:p>
      <text:p text:style-name="P3">Et qui, jadis, eut le bon-heur</text:p>
      <text:p text:style-name="P3">D'être une des Filles-d'honnneur</text:p>
      <text:p text:style-name="P3">De nôtre Reine Anne d'Autriche</text:p>
      <text:p text:style-name="P3">Qui pour rendre encore plus riche</text:p>
      <text:p text:style-name="P3">Cette Fille de grand renom,</text:p>
      <text:p text:style-name="P3">Luy donne argent comptant, ou non,</text:p>
      <text:p text:style-name="P3">De vingt mil beaux écus la somme.</text:p>
      <text:p text:style-name="P3">Et l'on dit que Monsieur son Homme,</text:p>
      <text:p text:style-name="P3">Autrement, Monsieur son Épous,</text:p>
      <text:p text:style-name="P3">Posséde, au jugement de tous,</text:p>
      <text:p text:style-name="P3">Tant en Charge, qu'en héritage,</text:p>
      <text:p text:style-name="P3">Un million, et davantage.</text:p>
      <text:p text:style-name="P3"/>
      <text:p text:style-name="P3">De ce discours assez peu fin,</text:p>
      <text:p text:style-name="P3">O <text:span text:style-name="_3c_persName_3e_">Princesse</text:span>, voicy la fin. </text:p>
      <text:p text:style-name="P3"/>
      <text:p text:style-name="P3">Le <text:span text:style-name="_3c_date_3e_">deux du mois</text:span>, laides ou belles</text:p>
      <text:p text:style-name="P3">J'ay rimé toutes ces Nouvelles.</text:p>
      <text:p text:style-name="P8"/>
      <text:p text:style-name="P8"/>
      <text:p text:style-name="Text_20_body"><text:soft-page-break/>Les titres et corps de texte sont stylés à partir des styles par défaut du logiciel (Titre, Titre 1, Titre 2, Corps de Texte, etc.).</text:p>
      <text:p text:style-name="Text_20_body"/>
      <text:p text:style-name="P5">Les salutations<text:bookmark text:name="_GoBack"/></text:p>
      <text:p text:style-name="P3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P4"><text:span text:style-name="_3c_foreign_3e_"/></text:p>
      <text:p text:style-name="P3"><text:span text:style-name="_3c_name_3e_">Les noms de personnages</text:span></text:p>
      <text:p text:style-name="P3"><text:span text:style-name="_3c_name_3e_"/></text:p>
      <text:p text:style-name="P3"><text:span text:style-name="_3c_persName_3e_">Les noms de personnes réelles</text:span></text:p>
      <text:p text:style-name="P3"><text:span text:style-name="_3c_persName_3e_"/></text:p>
      <text:p text:style-name="P3"><text:span text:style-name="_3c_tech_3e_">Les techniques</text:span></text:p>
      <text:p text:style-name="P3"><text:span text:style-name="_3c_tech_3e_"/></text:p>
      <text:p text:style-name="P1">L’annonce de l’auteur ou de l’éditeur : « Par Barbier »</text:p>
      <text:p text:style-name="P2"><text:span text:style-name="_3c_foreign_3e_"/></text:p>
      <text:p text:style-name="Text_20_body"><text:span text:style-name="_3c_pb_3e_">Les numéros de page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591in" fo:margin-bottom="0.0591in" loext:contextual-spacing="false" fo:line-height="115%" fo:text-align="justify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_3c_salute_3e_" style:display-name="&lt;salute&gt;" style:family="paragraph" style:parent-style-name="Standard" style:next-style-name="Text_20_body" style:default-outline-level="">
      <style:paragraph-properties fo:margin-top="0.3937in" fo:margin-bottom="0.3937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fo:margin-top="0in" fo:margin-bottom="0in" loext:contextual-spacing="false" fo:line-height="100%" fo:text-align="end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l_3e_" style:display-name="&lt;l&gt;" style:family="paragraph" style:parent-style-name="Standard" style:default-outline-level="">
      <style:paragraph-properties fo:margin-top="0in" fo:margin-bottom="0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family="'Arial, sans-serif'" style:font-family-generic="roman" style:font-pitch="variable" fo:font-size="11pt" style:font-size-asian="11pt" fo:background-color="#ffffff"/>
    </style:style>
    <style:style style:name="_3c_persName_3e_" style:display-name="&lt;persName&gt;" style:family="text">
      <style:text-properties style:use-window-font-color="true" loext:padding="0.0138in" loext:border="0.26pt solid #81d41a" fo:background-color="#ffff00"/>
    </style:style>
    <style:style style:name="_3c_placeName_3e_" style:display-name="&lt;placeName&gt;" style:family="text">
      <style:text-properties loext:padding="0.0138in" loext:border="0.26pt solid #ffaa95" fo:background-color="#ff0000"/>
    </style:style>
    <style:style style:name="_3c_name_3e_" style:display-name="&lt;name&gt;" style:family="text">
      <style:text-properties loext:padding="0.0138in" loext:border="0.26pt solid #b4c7dc" fo:background-color="#0000ff"/>
    </style:style>
    <style:style style:name="_3c_tech_3e_" style:display-name="&lt;tech&gt;" style:family="text">
      <style:text-properties loext:padding="0.0138in" loext:border="0.26pt solid #ffe994"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>
      <style:text-properties loext:padding="0in" loext:border="0.51pt solid #7030a0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Windows User</meta:initial-creator>
    <dc:creator>Windows User</dc:creator>
    <meta:editing-cycles>6</meta:editing-cycles>
    <meta:creation-date>2020-02-12T11:50:00</meta:creation-date>
    <dc:date>2020-02-12T14:45:00</dc:date>
    <meta:editing-duration>PT55M</meta:editing-duration>
    <meta:generator>LibreOffice/6.3.4.2$Linux_X86_64 LibreOffice_project/60da17e045e08f1793c57c00ba83cdfce946d0aa</meta:generator>
    <meta:document-statistic meta:table-count="0" meta:image-count="0" meta:object-count="0" meta:page-count="15" meta:paragraph-count="286" meta:word-count="1551" meta:character-count="8840" meta:non-whitespace-character-count="75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